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6986" officeooo:paragraph-rsid="000c69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attach, detach ja with kannattaa opettaa vasta siinä vaiheessa kun on ladattu jotain dataa fileestä</text:p>
      <text:p text:style-name="P1">- jos tekee jo data.frame komennon kohdalla, niin joutuu ongelmiin jo luotujen muuttujanimien kanssa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ko Lehtonen</meta:initial-creator>
    <meta:creation-date>2016-01-11T15:46:02.738324332</meta:creation-date>
    <meta:generator>LibreOffice/4.3.3.2$Linux_X86_64 LibreOffice_project/430m0$Build-2</meta:generator>
    <dc:date>2016-01-11T15:47:02.271414191</dc:date>
    <dc:creator>Esko Lehtonen</dc:creator>
    <meta:editing-duration>PT59S</meta:editing-duration>
    <meta:editing-cycles>1</meta:editing-cycles>
    <meta:document-statistic meta:table-count="0" meta:image-count="0" meta:object-count="0" meta:page-count="1" meta:paragraph-count="2" meta:word-count="30" meta:character-count="201" meta:non-whitespace-character-count="173"/>
  </office:meta>
</office:document-meta>
</file>